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4"/>
          <table:table-cell office:value-type="string">
            <text:p>Tiempo estimado</text:p>
          </table:table-cell>
          <table:table-cell table:number-columns-repeated="2"/>
          <table:table-cell office:value-type="string">
            <text:p>Obsv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in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([.E4:.E101])" office:value-type="float" office:value="125">
            <text:p>125</text:p>
          </table:table-cell>
          <table:table-cell office:value-type="string">
            <text:p>total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lase App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string">
            <text:p>petarse lo que sobre de lo hecho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ienvenidaVista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aprovechar lo que se pueda de ArrancarVista y luego eliminarl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enuVist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omentar lo que sobre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endiente el mensaje de decirle al usuario, en la primera vez, que se ha guardado el nombre de manera correcta [dependerá de donde se haga el try catch de la IOException]</text:p>
          </table:table-cell>
          <table:table-cell/>
        </table:table-row>
        <table:table-row table:style-name="ro1">
          <table:table-cell office:value-type="string">
            <text:p>FloristeriaVista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figurad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omentar lo que sobre (mientras no se sepa donde va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rrancarAppControlador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office:value-type="string">
            <text:p>El método per a donar valors a la floristeria es una chapuza. Es probable que calgui un Builder Pattern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Conector concret pordia arrivar a ser un atribut dels daos concerts.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S'ha de pensar on colocar-lo i si algú l'acava tinguent com atribut (sense ser la Factory)</text:p>
          </table:table-cell>
        </table:table-row>
        <table:table-row table:style-name="ro1">
          <table:table-cell table:number-columns-repeated="8"/>
          <table:table-cell office:value-type="string">
            <text:p>Llavors millor que ho gestioni aquesta clase lo de comprovar si es la primera vegada que arrenc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ectorTxt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loristeriaDaoTxt / GenericDaoTxt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4/07/2022</text:date>, <text:time>23:1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1M49S</meta:editing-duration>
    <meta:editing-cycles>3</meta:editing-cycles>
    <meta:generator>OpenOffice/4.1.7$Win32 OpenOffice.org_project/417m1$Build-9800</meta:generator>
    <dc:date>2022-07-04T23:16:15.07</dc:date>
    <dc:creator>j o</dc:creator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